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MIC" svg:font-family="COMIC"/>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293cm" table:align="center"/>
    </style:style>
    <style:style style:name="Table1.A" style:family="table-column">
      <style:table-column-properties style:column-width="5.106cm"/>
    </style:style>
    <style:style style:name="Table1.B" style:family="table-column">
      <style:table-column-properties style:column-width="5.08cm"/>
    </style:style>
    <style:style style:name="Table1.A1" style:family="table-cell">
      <style:table-cell-properties fo:padding="0.049cm" fo:border-left="0.035cm solid #808080" fo:border-right="none" fo:border-top="0.035cm solid #808080" fo:border-bottom="0.035cm solid #808080"/>
    </style:style>
    <style:style style:name="Table1.C1" style:family="table-cell">
      <style:table-cell-properties fo:padding="0.049cm" fo:border="0.035cm solid #808080"/>
    </style:style>
    <style:style style:name="Table1.A2" style:family="table-cell">
      <style:table-cell-properties fo:padding="0.049cm" fo:border-left="0.035cm solid #808080" fo:border-right="none" fo:border-top="none" fo:border-bottom="0.035cm solid #808080"/>
    </style:style>
    <style:style style:name="Table1.C2" style:family="table-cell">
      <style:table-cell-properties fo:padding="0.049cm" fo:border-left="0.035cm solid #808080" fo:border-right="0.035cm solid #808080" fo:border-top="none" fo:border-bottom="0.035cm solid #808080"/>
    </style:style>
    <style:style style:name="Table2" style:family="table">
      <style:table-properties style:width="7.826cm" table:align="left"/>
    </style:style>
    <style:style style:name="Table2.A" style:family="table-column">
      <style:table-column-properties style:column-width="3.99cm"/>
    </style:style>
    <style:style style:name="Table2.B" style:family="table-column">
      <style:table-column-properties style:column-width="3.836cm"/>
    </style:style>
    <style:style style:name="Table2.A1" style:family="table-cell">
      <style:table-cell-properties style:vertical-align="middle" fo:padding="0.053cm" fo:border="none"/>
    </style:style>
    <style:style style:name="P1" style:family="paragraph" style:parent-style-name="Heading_20_3">
      <style:paragraph-properties fo:text-align="justify" style:justify-single-word="false"/>
      <style:text-properties fo:color="#000000"/>
    </style:style>
    <style:style style:name="P2" style:family="paragraph" style:parent-style-name="Standard">
      <style:paragraph-properties fo:text-align="justify" style:justify-single-word="false"/>
      <style:text-properties fo:color="#000000"/>
    </style:style>
    <style:style style:name="P3" style:family="paragraph" style:parent-style-name="Standard">
      <style:paragraph-properties fo:text-align="justify" style:justify-single-word="false"/>
      <style:text-properties fo:color="#000000" style:font-name="COMIC" fo:font-size="24pt"/>
    </style:style>
    <style:style style:name="P4" style:family="paragraph" style:parent-style-name="Text_20_body">
      <style:paragraph-properties fo:text-align="justify" style:justify-single-word="false"/>
    </style:style>
    <style:style style:name="P5" style:family="paragraph" style:parent-style-name="Text_20_body" style:list-style-name="">
      <style:paragraph-properties fo:text-align="justify" style:justify-single-word="false"/>
    </style:style>
    <style:style style:name="P6" style:family="paragraph" style:parent-style-name="Text_20_body">
      <style:text-properties fo:color="#000000"/>
    </style:style>
    <style:style style:name="P7" style:family="paragraph" style:parent-style-name="Text_20_body">
      <style:paragraph-properties fo:text-align="justify" style:justify-single-word="false"/>
      <style:text-properties fo:color="#000000"/>
    </style:style>
    <style:style style:name="P8" style:family="paragraph" style:parent-style-name="Text_20_body">
      <style:text-properties fo:color="#000000" style:font-name="COMIC" fo:font-size="14pt"/>
    </style:style>
    <style:style style:name="P9" style:family="paragraph" style:parent-style-name="Text_20_body" style:list-style-name="L13"/>
    <style:style style:name="P10" style:family="paragraph" style:parent-style-name="Text_20_body" style:list-style-name="L14"/>
    <style:style style:name="P11" style:family="paragraph" style:parent-style-name="Text_20_body" style:list-style-name="L15"/>
    <style:style style:name="P12" style:family="paragraph" style:parent-style-name="Text_20_body" style:list-style-name="L15">
      <style:paragraph-properties fo:text-align="center" style:justify-single-word="false"/>
    </style:style>
    <style:style style:name="P13" style:family="paragraph" style:parent-style-name="Text_20_body" style:list-style-name="L16"/>
    <style:style style:name="P14" style:family="paragraph" style:parent-style-name="Text_20_body" style:list-style-name="L17"/>
    <style:style style:name="P15" style:family="paragraph" style:parent-style-name="Text_20_body" style:list-style-name="L18"/>
    <style:style style:name="P16" style:family="paragraph" style:parent-style-name="Text_20_body" style:list-style-name="L13">
      <style:paragraph-properties fo:margin-top="0cm" fo:margin-bottom="0cm"/>
    </style:style>
    <style:style style:name="P17" style:family="paragraph" style:parent-style-name="Text_20_body" style:list-style-name="L14">
      <style:paragraph-properties fo:margin-top="0cm" fo:margin-bottom="0cm"/>
    </style:style>
    <style:style style:name="P18" style:family="paragraph" style:parent-style-name="Text_20_body" style:list-style-name="L15">
      <style:paragraph-properties fo:margin-top="0cm" fo:margin-bottom="0cm"/>
    </style:style>
    <style:style style:name="P19" style:family="paragraph" style:parent-style-name="Text_20_body" style:list-style-name="L16">
      <style:paragraph-properties fo:margin-top="0cm" fo:margin-bottom="0cm"/>
    </style:style>
    <style:style style:name="P20" style:family="paragraph" style:parent-style-name="Text_20_body" style:list-style-name="L17">
      <style:paragraph-properties fo:margin-top="0cm" fo:margin-bottom="0cm"/>
    </style:style>
    <style:style style:name="P21" style:family="paragraph" style:parent-style-name="Text_20_body" style:list-style-name="L18">
      <style:paragraph-properties fo:margin-top="0cm" fo:margin-bottom="0cm"/>
    </style:style>
    <style:style style:name="P22" style:family="paragraph" style:parent-style-name="Heading_20_2">
      <style:paragraph-properties fo:text-align="justify" style:justify-single-word="false"/>
    </style:style>
    <style:style style:name="P23" style:family="paragraph" style:parent-style-name="Heading_20_2">
      <style:paragraph-properties fo:text-align="justify" style:justify-single-word="false"/>
      <style:text-properties fo:color="#000000"/>
    </style:style>
    <style:style style:name="P24" style:family="paragraph" style:parent-style-name="Table_20_Contents">
      <style:paragraph-properties fo:margin-top="0cm" fo:margin-bottom="0.499cm" fo:text-align="center" style:justify-single-word="false"/>
    </style:style>
    <style:style style:name="P25" style:family="paragraph" style:parent-style-name="Table_20_Contents">
      <style:paragraph-properties fo:margin-top="0cm" fo:margin-bottom="0.499cm"/>
      <style:text-properties fo:color="#000000"/>
    </style:style>
    <style:style style:name="P26" style:family="paragraph" style:parent-style-name="Table_20_Contents">
      <style:paragraph-properties fo:margin-top="0cm" fo:margin-bottom="0.499cm" fo:text-align="center" style:justify-single-word="false"/>
      <style:text-properties fo:color="#000000"/>
    </style:style>
    <style:style style:name="P27" style:family="paragraph" style:parent-style-name="Quotations">
      <style:paragraph-properties fo:text-align="justify" style:justify-single-word="false"/>
    </style:style>
    <style:style style:name="P28" style:family="paragraph" style:parent-style-name="Quotations">
      <style:paragraph-properties fo:text-align="justify" style:justify-single-word="false"/>
      <style:text-properties fo:color="#000000"/>
    </style:style>
    <style:style style:name="P29" style:family="paragraph" style:parent-style-name="Quotations" style:list-style-name="L12">
      <style:paragraph-properties fo:text-align="justify" style:justify-single-word="false"/>
      <style:text-properties fo:color="#000000"/>
    </style:style>
    <style:style style:name="P30" style:family="paragraph" style:parent-style-name="Quotations" style:list-style-name="L1">
      <style:paragraph-properties fo:text-align="justify" style:justify-single-word="false"/>
      <style:text-properties fo:color="#000000"/>
    </style:style>
    <style:style style:name="P31" style:family="paragraph" style:parent-style-name="Quotations" style:list-style-name="L2">
      <style:paragraph-properties fo:text-align="justify" style:justify-single-word="false"/>
      <style:text-properties fo:color="#000000"/>
    </style:style>
    <style:style style:name="P32" style:family="paragraph" style:parent-style-name="Quotations" style:list-style-name="L3">
      <style:paragraph-properties fo:text-align="justify" style:justify-single-word="false"/>
      <style:text-properties fo:color="#000000"/>
    </style:style>
    <style:style style:name="P33" style:family="paragraph" style:parent-style-name="Quotations" style:list-style-name="L4">
      <style:paragraph-properties fo:text-align="justify" style:justify-single-word="false"/>
      <style:text-properties fo:color="#000000"/>
    </style:style>
    <style:style style:name="P34" style:family="paragraph" style:parent-style-name="Quotations" style:list-style-name="L8">
      <style:paragraph-properties fo:text-align="justify" style:justify-single-word="false"/>
      <style:text-properties fo:color="#000000"/>
    </style:style>
    <style:style style:name="P35" style:family="paragraph" style:parent-style-name="Quotations" style:list-style-name="L9">
      <style:paragraph-properties fo:text-align="justify" style:justify-single-word="false"/>
      <style:text-properties fo:color="#000000"/>
    </style:style>
    <style:style style:name="P36" style:family="paragraph" style:parent-style-name="Quotations" style:list-style-name="L10">
      <style:paragraph-properties fo:text-align="justify" style:justify-single-word="false"/>
      <style:text-properties fo:color="#000000"/>
    </style:style>
    <style:style style:name="P37" style:family="paragraph" style:parent-style-name="Quotations" style:list-style-name="L11">
      <style:paragraph-properties fo:text-align="justify" style:justify-single-word="false"/>
      <style:text-properties fo:color="#000000"/>
    </style:style>
    <style:style style:name="P38" style:family="paragraph" style:parent-style-name="Quotations" style:list-style-name="L5">
      <style:text-properties fo:color="#000000"/>
    </style:style>
    <style:style style:name="P39" style:family="paragraph" style:parent-style-name="Quotations" style:list-style-name="L12">
      <style:paragraph-properties fo:margin-top="0cm" fo:margin-bottom="0cm" fo:text-align="justify" style:justify-single-word="false"/>
      <style:text-properties fo:color="#000000"/>
    </style:style>
    <style:style style:name="P40" style:family="paragraph" style:parent-style-name="Quotations" style:list-style-name="L1">
      <style:paragraph-properties fo:margin-top="0cm" fo:margin-bottom="0cm" fo:text-align="justify" style:justify-single-word="false"/>
      <style:text-properties fo:color="#000000"/>
    </style:style>
    <style:style style:name="P41" style:family="paragraph" style:parent-style-name="Quotations" style:list-style-name="L2">
      <style:paragraph-properties fo:margin-top="0cm" fo:margin-bottom="0cm" fo:text-align="justify" style:justify-single-word="false"/>
      <style:text-properties fo:color="#000000"/>
    </style:style>
    <style:style style:name="P42" style:family="paragraph" style:parent-style-name="Quotations" style:list-style-name="L3">
      <style:paragraph-properties fo:margin-top="0cm" fo:margin-bottom="0cm" fo:text-align="justify" style:justify-single-word="false"/>
      <style:text-properties fo:color="#000000"/>
    </style:style>
    <style:style style:name="P43" style:family="paragraph" style:parent-style-name="Quotations" style:list-style-name="L4">
      <style:paragraph-properties fo:margin-top="0cm" fo:margin-bottom="0cm" fo:text-align="justify" style:justify-single-word="false"/>
      <style:text-properties fo:color="#000000"/>
    </style:style>
    <style:style style:name="P44" style:family="paragraph" style:parent-style-name="Quotations" style:list-style-name="L6">
      <style:paragraph-properties fo:margin-top="0cm" fo:margin-bottom="0cm" fo:text-align="justify" style:justify-single-word="false"/>
      <style:text-properties fo:color="#000000"/>
    </style:style>
    <style:style style:name="P45" style:family="paragraph" style:parent-style-name="Quotations" style:list-style-name="L7">
      <style:paragraph-properties fo:margin-top="0cm" fo:margin-bottom="0cm" fo:text-align="justify" style:justify-single-word="false"/>
      <style:text-properties fo:color="#000000"/>
    </style:style>
    <style:style style:name="P46" style:family="paragraph" style:parent-style-name="Quotations" style:list-style-name="L8">
      <style:paragraph-properties fo:margin-top="0cm" fo:margin-bottom="0cm" fo:text-align="justify" style:justify-single-word="false"/>
      <style:text-properties fo:color="#000000"/>
    </style:style>
    <style:style style:name="P47" style:family="paragraph" style:parent-style-name="Quotations" style:list-style-name="L9">
      <style:paragraph-properties fo:margin-top="0cm" fo:margin-bottom="0cm" fo:text-align="justify" style:justify-single-word="false"/>
      <style:text-properties fo:color="#000000"/>
    </style:style>
    <style:style style:name="P48" style:family="paragraph" style:parent-style-name="Quotations" style:list-style-name="L10">
      <style:paragraph-properties fo:margin-top="0cm" fo:margin-bottom="0cm" fo:text-align="justify" style:justify-single-word="false"/>
      <style:text-properties fo:color="#000000"/>
    </style:style>
    <style:style style:name="P49" style:family="paragraph" style:parent-style-name="Quotations" style:list-style-name="L11">
      <style:paragraph-properties fo:margin-top="0cm" fo:margin-bottom="0cm" fo:text-align="justify" style:justify-single-word="false"/>
      <style:text-properties fo:color="#000000"/>
    </style:style>
    <style:style style:name="P50" style:family="paragraph" style:parent-style-name="Quotations" style:list-style-name="L5">
      <style:paragraph-properties fo:margin-top="0cm" fo:margin-bottom="0cm"/>
      <style:text-properties fo:color="#000000"/>
    </style:style>
    <style:style style:name="P51" style:family="paragraph" style:parent-style-name="List_20_Heading" style:list-style-name="L14">
      <style:text-properties fo:font-weight="bold"/>
    </style:style>
    <style:style style:name="P52" style:family="paragraph" style:parent-style-name="List_20_Contents" style:list-style-name="L14"/>
    <style:style style:name="P53" style:family="paragraph" style:parent-style-name="Preformatted_20_Text">
      <style:paragraph-properties fo:margin-top="0cm" fo:margin-bottom="0.499cm"/>
    </style:style>
    <style:style style:name="T1" style:family="text">
      <style:text-properties fo:font-size="10pt"/>
    </style:style>
    <style:style style:name="T2" style:family="text">
      <style:text-properties fo:color="#000000"/>
    </style:style>
    <style:style style:name="T3" style:family="text">
      <style:text-properties fo:color="#000000" fo:font-size="10pt"/>
    </style:style>
    <style:style style:name="T4" style:family="text">
      <style:text-properties fo:color="#000000" style:text-underline-style="solid" style:text-underline-width="auto" style:text-underline-color="font-color"/>
    </style:style>
    <style:style style:name="T5" style:family="text">
      <style:text-properties fo:color="#ffffff"/>
    </style:style>
    <style:style style:name="T6" style:family="text">
      <style:text-properties fo:color="#ffffff"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font-size="12pt"/>
    </style:style>
    <style:style style:name="T9" style:family="text">
      <style:text-properties fo:color="#00ccff" style:font-name="COMIC" fo:font-size="12pt"/>
    </style:style>
    <style:style style:name="T10" style:family="text">
      <style:text-properties style:font-name="COMIC"/>
    </style:style>
    <style:style style:name="T11" style:family="text">
      <style:text-properties style:font-name="COMIC" fo:font-size="12pt"/>
    </style:style>
    <style:style style:name="T12" style:family="text">
      <style:text-properties style:font-name="COMIC" fo:font-size="14pt"/>
    </style:style>
    <style:style style:name="T13" style:family="text">
      <style:text-properties fo:color="#99ff00" style:font-name="COMIC" fo:font-size="14pt"/>
    </style:style>
    <style:style style:name="T14" style:family="text">
      <style:text-properties fo:font-style="italic"/>
    </style:style>
    <style:style style:name="T15" style:family="text">
      <style:text-properties fo:font-weight="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text:a xlink:type="simple" xlink:href="http://www.adstudio.es/2008/02/17/asi-funciona-el-protocolo-ssl/"><text:span text:style-name="T2">Así funciona el protocolo SSL</text:span></text:a></text:h>
      <text:p text:style-name="P5"><text:span text:style-name="T3">Publicado por: </text:span><text:a xlink:type="simple" xlink:href="http://www.adstudio.es/author/asbeel/">asbeel</text:a><text:span text:style-name="T3"> en </text:span><text:a xlink:type="simple" xlink:href="http://www.adstudio.es/category/comercio-electronico/">Comercio electrónico</text:a><text:span text:style-name="T3">, </text:span><text:a xlink:type="simple" xlink:href="http://www.adstudio.es/category/seguridad/">Seguridad</text:a><text:span text:style-name="T3"> </text:span></text:p>
      <text:p text:style-name="P4"><text:a xlink:type="simple" xlink:href="http://www.adstudio.es/category/seguridad/">SSL</text:a><text:span text:style-name="T2"> (Secure Sockets Layer) es un protocolo, inicialmente diseñado por </text:span><text:span text:style-name="Strong_20_Emphasis"><text:span text:style-name="T2">Netscape Communications</text:span></text:span><text:span text:style-name="T2">, cuya misión es cifrar y verificar la integridad de los datos que se intercambian entre el servidor (lugar donde se alojan las páginas de tu sitio web) y el cliente (navegador que utilizas para ver el contenido de las paginas alojadas en el servidor).</text:span></text:p>
      <text:p text:style-name="P4"><text:span text:style-name="T2">Aun así cabe aclarar que la utilidad que mayor popularidad le ha otorgado a </text:span><text:a xlink:type="simple" xlink:href="http://www.adstudio.es/category/seguridad/">SSL</text:a><text:span text:style-name="T2"> es la de autentificar al servidor, es decir, certificar que el sitio con el cual intercambias información es quien dice ser.</text:span></text:p>
      <text:p text:style-name="P7">También se suele utilizar como método de autenticación entre servidores, autentificándose cada uno ante su interlocutor y cifrando el intercambio de datos entre ellos.</text:p>
      <text:p text:style-name="P4"><text:span text:style-name="Strong_20_Emphasis"><text:span text:style-name="T2">SSL</text:span></text:span><text:span text:style-name="T2"> combina para llevar a cabo cado uno de estos cometidos sistemas de criptografía simétrica (hace uso de una función hash para verificar la integridad de los datos intercambiados durante la conexión </text:span><text:span text:style-name="Strong_20_Emphasis"><text:span text:style-name="T2">SSL</text:span></text:span><text:span text:style-name="T2">)  con sistemas de criptografía asimétrica (utiliza un sistema de certificados digitales para autentificar tanto al servidor como al cliente en caso de ser requerido).</text:span></text:p>
      <text:p text:style-name="P7">Aclaremos un poco estos términos antes de continuar:</text:p>
      <text:p text:style-name="P7">- Criptografía simétrica:  También conocida como criptografía de clave privada,  requiere que todas las partes que deseen cifrar o descifrar una comunicación hayan previamente intercambiado la clave utilizada para ambos cometidos, de ahí que se llame simétrica.</text:p>
      <text:p text:style-name="P7">- Criptografía asimétrica: Como la anterior también es conocida con otro nombre, en este caso criptografía de clave pública. Como su propio nombre indica la criptografía asimétrica es aquella que utiliza dos claves diferentes para cada una de las partes (cliente y servidor), una para cifrar la comunicación (clave pública) y otra para descifrarla (clave privada).</text:p>
      <text:p text:style-name="P7">- Función hash: Es fundamental en el cifrado de comunicaciones. Su funcionamiento es complejo y escapa al propósito de este post, pero aclararé que básicamente divide la comunicación a cifrar en varias cadenas de caracteres de igual longitud hasta completar la totalidad de ésta para, posteriormente, coger este mensaje partido en pedazos e ir combinado cada uno de ellos quedando un mensaje de longitud constante al final de todo el proceso.</text:p>
      <text:h text:style-name="P1" text:outline-level="3"><text:bookmark text:name="27_vamos-ahora-a-intent_1"/>Vamos ahora a intentar explicar de forma sencilla el funcionamiento de SSL</text:h>
      <text:p text:style-name="P4"><text:span text:style-name="Strong_20_Emphasis"><text:span text:style-name="T2">1 -</text:span></text:span><text:span text:style-name="T2"> La comunicación </text:span><text:span text:style-name="Strong_20_Emphasis"><text:span text:style-name="T2">SSL</text:span></text:span><text:span text:style-name="T2"> comienza por parte del cliente, éste envía un mensaje al servidor en el que se incluye la versión de </text:span><text:span text:style-name="Strong_20_Emphasis"><text:span text:style-name="T2">SSL</text:span></text:span><text:span text:style-name="T2"> que se está ejecutando y se demanda al servidor su certificado x509 (certificado donde se incluye versión, número de serie, ID del algoritmo, emisor, validez…) para autentificarlo, obtener su clave pública y crear un identificador de sesión.</text:span></text:p>
      <text:p text:style-name="P4"><text:span text:style-name="Strong_20_Emphasis"><text:span text:style-name="T2">2 -</text:span></text:span><text:span text:style-name="T2"> El servidor </text:span><text:span text:style-name="Strong_20_Emphasis"><text:span text:style-name="T2">SSL</text:span></text:span><text:span text:style-name="T2"> responde al cliente mediante otro mensaje, en el que envía su certificado digital e informa de la versión SSL que soporta. Con esta información se determina la función hash a utilizar durante la duración de la sesión, los sistemas de encriptación y la longitud de la clave de cifrado. Existe la posibilidad de que el servidor solicite el certificado del usuario.</text:span></text:p>
      <text:p text:style-name="P4"><text:span text:style-name="Strong_20_Emphasis"><text:span text:style-name="T2">3 -</text:span></text:span><text:span text:style-name="T2"> El cliente verifica la identidad del servidor comprobando que el certificado es válido, que no ha sido revocado, que corresponde al dominio con el que se está intentando establecer la sesión </text:span><text:span text:style-name="Strong_20_Emphasis"><text:span text:style-name="T2">SSL</text:span></text:span><text:span text:style-name="T2">, y que ha sido emitido por una autoridad de certificación de confianza. Si las comprobaciones fallan, el cliente finaliza la conexión e informa del error. Si el servidor no tiene certificado </text:span><text:span text:style-name="Strong_20_Emphasis"><text:span text:style-name="Emphasis"><text:span text:style-name="T2">X509</text:span></text:span></text:span><text:span text:style-name="T2">, el cliente decidirá si continúa el proceso o si, por el contrario, da por finalizada la conexión.</text:span></text:p>
      <text:p text:style-name="P4"><text:span text:style-name="Strong_20_Emphasis"><text:span text:style-name="T2">4 -</text:span></text:span><text:span text:style-name="T2"> Si el servidor solicita el certificado del usuario (ver paso 2), el cliente responderá con un mensaje en el cual se incluye su certificado.</text:span></text:p>
      <text:p text:style-name="P4"><text:span text:style-name="Strong_20_Emphasis"><text:span text:style-name="T2">5 -</text:span></text:span><text:span text:style-name="T2"> El cliente pasa ahora a comprobar la autenticidad del servidor generando una clave aleatoria de carácter temporal que es enviada a este último. El servidor firma la clave enviada por el cliente con su clave privada y la devuelve al cliente, que confirma la autenticidad del servidor si al descifrarla con la clave pública del servidor coincide con la generada inicialmente.</text:span></text:p>
      <text:p text:style-name="P4"><text:span text:style-name="Strong_20_Emphasis"><text:span text:style-name="T2">6 -</text:span></text:span><text:span text:style-name="T2"> Tras ser comprobada la autenticidad del servidor el cliente genera la clave de sesión, esta será la clave </text:span><text:soft-page-break/><text:span text:style-name="T2">manejada por ambos para encriptar los datos, a esta clave se le llama clave maestra. El cliente cifra la clave maestra utilizando la clave pública del servidor. Esta clave será empleada para generar todas las subclaves necesarias durante la conexión.</text:span></text:p>
      <text:p text:style-name="P4"><text:span text:style-name="Strong_20_Emphasis"><text:span text:style-name="T2">7 -</text:span></text:span><text:span text:style-name="T2"> Antes de empezar a intercambiar datos cifrados, se realiza una última verificación. El servidor y el cliente intercambian un resumen de toda la información transmitida hasta el momento. Cada sistema desencripta la información recibida que compara con la que tiene en su poder, si hay coincidencia puede comenzar el tráfico de datos cifrados entre ambos.</text:span></text:p>
      <text:p text:style-name="P4"><text:span text:style-name="Strong_20_Emphasis"><text:span text:style-name="T2">8 -</text:span></text:span><text:span text:style-name="T2"> Para finalizar la conexión, el navegador del cliente avisará al usuario de que se cerrará la conexión </text:span><text:span text:style-name="Strong_20_Emphasis"><text:span text:style-name="T2">SSL</text:span></text:span><text:span text:style-name="T2">, y si éste lo acepta, se enviará un mensaje de fin de conexión, se cerrarán las conexiones ordenadamente, y se volverá al tráfico normal entre el cliente y el servidor.</text:span></text:p>
      <text:p text:style-name="P4"><text:span text:style-name="T2">Para poder utilizar conexiones</text:span><text:span text:style-name="Strong_20_Emphasis"><text:span text:style-name="T2"> SSL</text:span></text:span><text:span text:style-name="T2"> en tu sitio web debes previamente obtener un certificado </text:span><text:span text:style-name="Strong_20_Emphasis"><text:span text:style-name="T2">SSL</text:span></text:span><text:span text:style-name="T2"> válido a través de alguna de las entidades existentes dedicas al efecto, como por ejemplo puede ser </text:span><text:a xlink:type="simple" xlink:href="http://www.verisign.es/" office:target-frame-name="_blank" xlink:show="new">VeriSign</text:a><text:span text:style-name="T2">, de reconocido prestigio. Desde luego VerySign es una de las mejores entidades que ofrecen certificaciones </text:span><text:span text:style-name="Strong_20_Emphasis"><text:span text:style-name="T2">SSL</text:span></text:span><text:span text:style-name="T2"> para sitios web, pero sus precios no suelen ser asequibles a todo el que desee implementar este tipo de tecnología en sus sitios. Personalmente recomiendo los certificados de </text:span><text:a xlink:type="simple" xlink:href="http://www.geotrusteurope.com/index.htm" office:target-frame-name="_blank" xlink:show="new">GeoTRUST</text:a><text:span text:style-name="T2">  o </text:span><text:a xlink:type="simple" xlink:href="http://www.t-refer.com/t-refer/ESADSTUD-1" office:target-frame-name="_blank" xlink:show="new">thawte</text:a><text:span text:style-name="T2"> que ofrecen certificados SSL de gran calidad a un precio más asequible para el público en general.</text:span></text:p>
      <text:p text:style-name="P2"/>
      <text:p text:style-name="P3">SERVICIO SECURE SHELL (SSH) </text:p>
      <text:p text:style-name="P6"> </text:p>
      <text:p text:style-name="P8">1. QUÉ ES EL SERCICIO SSH </text:p>
      <text:p text:style-name="P28">Inicialmente la administración remota se hacia con la orden Telnet, pero no se creo pensando en la seguridad, sino en que fuera fácil de usar.</text:p>
      <text:p text:style-name="P28">Secure Shell   (SSH) es una herramienta de administración remota que permite la conexión segura entre equipos unidos mediante una red insegura como por ejemplo Internet. Utiliza el puerto 22 y sigue el modelo cliente-servidor. La aportación más importante es que da soporte seguro a cualquier protocolo que funcione sobre TCP. Dicha seguridad se basa en la utilización de mecanismo de criptografía. </text:p>
      <text:p text:style-name="P28">Se suele utilizar, como medida de seguridad para sustituir las típicas ordenes de comunicaciones como telnet, rlogin, rsh, rcp o ftp. <text:line-break/>Funciona sobre la mayoría de distribuciones Unix/Linux , hay versiones para Windows y MacOs.</text:p>
      <text:p text:style-name="P27"><text:span text:style-name="T2">La versión libre de SSH más importante es la que desarrolla OpenSSH (</text:span><text:a xlink:type="simple" xlink:href="http://www.openssh.com/">http://www.openssh.com</text:a><text:span text:style-name="T2">). La instalación de OpenSSH requiere el paquete de OpenSSL (</text:span><text:a xlink:type="simple" xlink:href="http://www.openssl.org/">http://www.openssl.org</text:a><text:span text:style-name="T2">) que contiene varias bibliotecas necesarias para el cifrado de las comunicaciones y normalmente se instala como una dependencia de OpenSSH.</text:span></text:p>
      <text:p text:style-name="P27"><text:span text:style-name="Strong_20_Emphasis"><text:span text:style-name="T4">Ventajas de utilizar SSH</text:span></text:span></text:p>
      <text:list xml:id="list473534536" text:style-name="L1">
        <text:list-item>
          <text:p text:style-name="P40">- Después de la primera conexión, el cliente puede saber que está conectando al mismo servidor en futuras sesiones. </text:p>
        </text:list-item>
        <text:list-item>
          <text:p text:style-name="P40">- EL cliente transmite al servidor usuario y contraseña en formato cifrado. </text:p>
        </text:list-item>
        <text:list-item>
          <text:p text:style-name="P30">- Todos los datos que se envían o reciben en la conexión son cifrados.El cliente puede ejecutar aplicaciones gráficas desde el shell (interprete de ordenes) de forma segura (reenvió por X11). </text:p>
        </text:list-item>
      </text:list>
      <text:p text:style-name="P28">Además de estas ventajas también se evita:</text:p>
      <text:list xml:id="list880129139" text:style-name="L2">
        <text:list-item>
          <text:p text:style-name="P41">- La interceptación de la comunicación entre dos sistemas por parte de una tercera máquina. </text:p>
        </text:list-item>
        <text:list-item>
          <text:p text:style-name="P31">- La suplantación de un host o enmascaramiento. </text:p>
        </text:list-item>
      </text:list>
      <text:p text:style-name="P28">Ambos problemas se evitan con el cifrado de paquetes mediante claves que solo son conocidas por el sistema local y remoto.</text:p>
      <text:p text:style-name="P7"><text:soft-page-break/> </text:p>
      <text:p text:style-name="P6"><text:span text:style-name="T11">1.1. VERSIONES SSH</text:span> </text:p>
      <text:p text:style-name="P28">Existen dos versiones diferentes del protocolo SSH, SSH1 y SSH2, ambos incompatibles entre ellos.</text:p>
      <text:p text:style-name="P28"> </text:p>
      <table:table table:name="Table1" table:style-name="Table1">
        <table:table-column table:style-name="Table1.A"/>
        <table:table-column table:style-name="Table1.B"/>
        <table:table-column table:style-name="Table1.A"/>
        <table:table-row>
          <table:table-cell table:style-name="Table1.A1" office:value-type="string">
            <text:p text:style-name="P24"><text:span text:style-name="Strong_20_Emphasis"><text:span text:style-name="T2">VERSIONES SSH</text:span></text:span></text:p>
          </table:table-cell>
          <table:table-cell table:style-name="Table1.A1" office:value-type="string">
            <text:p text:style-name="P24"><text:span text:style-name="Strong_20_Emphasis"><text:span text:style-name="T2">SSH1</text:span></text:span></text:p>
          </table:table-cell>
          <table:table-cell table:style-name="Table1.C1" office:value-type="string">
            <text:p text:style-name="P24"><text:span text:style-name="Strong_20_Emphasis"><text:span text:style-name="T2">SSH2</text:span></text:span></text:p>
          </table:table-cell>
        </table:table-row>
        <table:table-row>
          <table:table-cell table:style-name="Table1.A2" office:value-type="string">
            <text:p text:style-name="P26"> </text:p>
            <text:p text:style-name="P26">Utiliza</text:p>
          </table:table-cell>
          <table:table-cell table:style-name="Table1.A2" office:value-type="string">
            <text:p text:style-name="P25">Algoritmos encriptación patentados, algún agujero de seguridad.</text:p>
          </table:table-cell>
          <table:table-cell table:style-name="Table1.C2" office:value-type="string">
            <text:p text:style-name="P25">Versión más segura con fallos de SSH1 corregidos.</text:p>
          </table:table-cell>
        </table:table-row>
        <table:table-row>
          <table:table-cell table:style-name="Table1.A2" office:value-type="string">
            <text:p text:style-name="P26"> </text:p>
            <text:p text:style-name="P26">Claves que utiliza</text:p>
          </table:table-cell>
          <table:table-cell table:style-name="Table1.A2" office:value-type="string">
            <text:p text:style-name="P25">2 claves, una pública y otra que genera de forma aleatoria al solicitar el inicio de sesión.</text:p>
          </table:table-cell>
          <table:table-cell table:style-name="Table1.C2" office:value-type="string">
            <text:p text:style-name="P25">2 claves que dependen del algoritmo de encriptación utilizado.</text:p>
          </table:table-cell>
        </table:table-row>
        <table:table-row>
          <table:table-cell table:style-name="Table1.A2" office:value-type="string">
            <text:p text:style-name="P25"> </text:p>
            <text:p text:style-name="P25"> </text:p>
            <text:p text:style-name="P26">Inconvenientes</text:p>
          </table:table-cell>
          <table:table-cell table:style-name="Table1.A2" office:value-type="string">
            <text:p text:style-name="P25">-   La generación aleatoria                 de clave consume mucho tiempo de CPU.</text:p>
            <text:p text:style-name="P25">- Tiene un fallo de seguridad que compromete la clave justo después de ser generada.</text:p>
          </table:table-cell>
          <table:table-cell table:style-name="Table1.C2" office:value-type="string">
            <text:p text:style-name="P25">Ninguno de momento.</text:p>
          </table:table-cell>
        </table:table-row>
        <table:table-row>
          <table:table-cell table:style-name="Table1.A2" office:value-type="string">
            <text:p text:style-name="P26"> </text:p>
            <text:p text:style-name="P26">Algoritmos de encriptación <text:line-break/>Soportados</text:p>
          </table:table-cell>
          <table:table-cell table:style-name="Table1.A2" office:value-type="string">
            <text:p text:style-name="P26"> </text:p>
            <text:p text:style-name="P26">RSA</text:p>
          </table:table-cell>
          <table:table-cell table:style-name="Table1.C2" office:value-type="string">
            <text:p text:style-name="P25"> </text:p>
            <text:p text:style-name="P26">RSA y DSA</text:p>
          </table:table-cell>
        </table:table-row>
      </table:table>
      <text:p text:style-name="P28">  </text:p>
      <text:p text:style-name="P28">La versión 2 de SSH es más segura ya que dispone de mecanismos que imposibilitan la captura de datos que circulan por la red mediante sniffers y la realización de ataque de tipo man in the middle. También impide el descifrado de las claves de codificación.</text:p>
      <text:p text:style-name="P28"> </text:p>
      <text:p text:style-name="P8">2. HISTORIA DE SSH</text:p>
      <text:p text:style-name="P27"><text:span text:style-name="T2">La herramienta SSH fue desarrollada por el programador finlandés Tatu Ylönen  (1995), quién publico inicialmente su trabajo como licencia libre. Su programa tuvo éxito, de modo que Ylönen decidió patentar la marca registrada SSH y crear la empresa con fines comerciales SSH Communications Security (</text:span><text:a xlink:type="simple" xlink:href="http://www.ssh.com/">http://www.ssh.com</text:a><text:span text:style-name="T2">). Las siguientes versiones de SSH dejaron de ser libres.</text:span></text:p>
      <text:p text:style-name="P28">Por otra parte los desarrolladores de OpenBSD (sistema operativo libre tipo Unix) se dieron cuenta de que a su sistema operativo, centrado en la criptografía y la seguridad, le faltaba algo similar a SSH. De esta forma surgió el proyecto OpenSSH de OpenBSD, cuto principal objetivo fue desarrollar una implementación libre de SSH.</text:p>
      <text:p text:style-name="P28">El desarrollador inicial de SSH, Ylönen, vio como su proyecto comercial desaparecía y después de varias demandas jurídicas y muchas discusiones. OpenSSH pudo mantener SSH en su nombre y <text:soft-page-break/>continuar con su proyecto.</text:p>
      <text:p text:style-name="P6"> </text:p>
      <text:p text:style-name="P6"> </text:p>
      <text:p text:style-name="P8">3. ENCRIPTACIÓN Y TIPOS DE ENCRIPTACIÓN</text:p>
      <text:p text:style-name="P28">La criptografía es una técnica utilizada para convertir un texto claro  (texto que se lee y se entiende directamente) en otro llamado criptograma.</text:p>
      <text:p text:style-name="P28">La criptografía se basa en algoritmos cada vez más sofisticados y más difíciles de romper. La seguridad de  una técnica de cifrado reside en la longitud de la clave utilizada.</text:p>
      <text:p text:style-name="P27"><text:span text:style-name="Strong_20_Emphasis"><text:span text:style-name="T2">SSH </text:span></text:span><text:span text:style-name="T2">utiliza varios algoritmos de encriptación y autenticación, en concreto:</text:span></text:p>
      <text:list xml:id="list916596728" text:style-name="L3">
        <text:list-item>
          <text:p text:style-name="P42">- Para establecer la conexión con la maquina remota emplea algoritmos de encriptación asimétrica. </text:p>
        </text:list-item>
        <text:list-item>
          <text:p text:style-name="P42">- Para la transferencia de datos utiliza algoritmos de encriptación simétrica que son más rápidos. </text:p>
        </text:list-item>
        <text:list-item>
          <text:p text:style-name="P32">. </text:p>
        </text:list-item>
      </text:list>
      <text:p text:style-name="P28">Gracias a estas técnicas de encriptación se solucionan los siguientes problemas:</text:p>
      <text:list xml:id="list306722181" text:style-name="L4">
        <text:list-item>
          <text:p text:style-name="P43">- Privacidad o confidencialidad: nadie que no sea su legítimo destinatario puede acceder a la información. </text:p>
        </text:list-item>
        <text:list-item>
          <text:p text:style-name="P43">- Integridad: la información no puede ser alterada en el tránsito del emisor al receptor si ser detectado. </text:p>
        </text:list-item>
        <text:list-item>
          <text:p text:style-name="P43">- Autenticación: se puede confirmar la identidad de la otra parte que participa en la comunicación. </text:p>
        </text:list-item>
        <text:list-item>
          <text:p text:style-name="P43">- No rechazo: el emisor de la información no puede negar que es el autor. </text:p>
        </text:list-item>
        <text:list-item>
          <text:p text:style-name="P33">. </text:p>
        </text:list-item>
      </text:list>
      <text:p text:style-name="P28">Existen dos tipos de encriptación, encriptación simétrica o de clave compartida, y encriptación asimétrica o de clave publica/privada.</text:p>
      <text:p text:style-name="P6"><text:span text:style-name="T11">3.2. ENCRIPTACIÓN ASIMÉTRICA O DE CLAVE PÚBLICA</text:span> </text:p>
      <text:p text:style-name="P28">Las técnicas de cifrado asimétrico se basan en el uso de dos claves: una pública y otra privada. En general, la clave pública cifra y la privada descifra. La combinación de clave pública-privada es única.</text:p>
      <text:p text:style-name="P28">Según esta técnica, cada usuario tiene dos claves. La clave privada solo la conoce el dueño de la clave,  mientras que la clave pública es conocida por otras máquinas en la red, es decir se publica en la red. Estas claves se generan al mismo tiempo dando lugar a pares biunívocos, de tal forma que la combinación de ambas claves es única.<text:line-break/><text:line-break/>El algoritmo utilizado es sencillo, pero al tener hasta 1024 bits el coste de computación es muy elevado.</text:p>
      <text:p text:style-name="P28">La información que recibe un usuario será segura mientras él controle sus claves privadas. El usuario puede cambiar su clave privada en cualquier momento y puede publicar su clave pública asociada para sustituir la clave pública obsoleta.</text:p>
      <text:p text:style-name="P28">La principal ventaja de esta técnica reside en que la clave privada no se transmite y es suficiente que cada usuario tenga su clave doble pública-privada.</text:p>
      <text:p text:style-name="P28">Su desventaja es que esta técnica no utiliza algoritmos eficientes, ya que no son rápidos cifrando y descifrando. Además debemos garantizar la autenticidad de las claves públicas (la clave publica de un usuario es realmente suya). Aquí es donde entran en juego los certificados digitales de las claves <text:soft-page-break/>públicas.</text:p>
      <text:p text:style-name="P28">Los algoritmos de clave pública mas conocido son RSA y DSA.</text:p>
      <text:p text:style-name="P27"><text:span text:style-name="Strong_20_Emphasis"><text:span text:style-name="T4">RSA (Rivest-Shamir-Adleman):</text:span></text:span><text:span text:style-name="T2"> fue creado en 1977 y sus principales características son:</text:span></text:p>
      <text:list xml:id="list1856162926" text:style-name="L8">
        <text:list-item>
          <text:p text:style-name="P46">- Es el algoritmo de cifrado de clave publica más utilizado. </text:p>
        </text:list-item>
        <text:list-item>
          <text:p text:style-name="P46">- Estuvo bajo patente de EEUU hasta el 2000. </text:p>
        </text:list-item>
        <text:list-item>
          <text:p text:style-name="P46">-Puede utilizarse tanto para encriptar como para firmar un documento. </text:p>
        </text:list-item>
        <text:list-item>
          <text:p text:style-name="P46">- Solo esta permitido usar el algoritmo de 512 bits dentro de EEUU. </text:p>
        </text:list-item>
        <text:list-item>
          <text:p text:style-name="P46">- En general, con 512 bits es inseguro, y con 1024 bits es moderadamente seguro. </text:p>
        </text:list-item>
        <text:list-item>
          <text:p text:style-name="P46">- Puede ser vulnerable ante máquinas potentes. </text:p>
        </text:list-item>
        <text:list-item>
          <text:p text:style-name="P34">. </text:p>
        </text:list-item>
      </text:list>
      <text:p text:style-name="P27"><text:span text:style-name="Strong_20_Emphasis"><text:span text:style-name="T4">DSA (Digital Signatura Algorithm):</text:span></text:span><text:span text:style-name="Strong_20_Emphasis"><text:span text:style-name="T2"> </text:span></text:span><text:span text:style-name="T2">sus principales características son:</text:span></text:p>
      <text:list xml:id="list1239021249" text:style-name="L9">
        <text:list-item>
          <text:p text:style-name="P47">- Puede utilizarse tanto para encriptar como para firmar documentos. </text:p>
        </text:list-item>
        <text:list-item>
          <text:p text:style-name="P47">- La firma es reversible, la encriptación no. </text:p>
        </text:list-item>
        <text:list-item>
          <text:p text:style-name="P35">- Mayor grado de seguridad que RSA.. </text:p>
        </text:list-item>
      </text:list>
      <text:p text:style-name="P7">.</text:p>
      <text:p text:style-name="P6"><text:span text:style-name="T12">4. FUNCIONAMIENTO DE SSH</text:span> </text:p>
      <text:p text:style-name="P28">En una conexión interactiva los puntos más importantes son:</text:p>
      <text:list xml:id="list516026391" text:style-name="L10">
        <text:list-item>
          <text:p text:style-name="P48">- Evitar que las contraseñas se transmitan como texto plano a través de la red. </text:p>
        </text:list-item>
        <text:list-item>
          <text:p text:style-name="P48">- Utilizar un sistema de autenticación robusto entre los sistemas que se conectan, y que no se base solo en el nombre o dirección IP. </text:p>
        </text:list-item>
        <text:list-item>
          <text:p text:style-name="P48">- Ejecutar órdenes remotas con toda seguridad. </text:p>
        </text:list-item>
        <text:list-item>
          <text:p text:style-name="P48">- Proteger la transferencia de archivos. </text:p>
        </text:list-item>
        <text:list-item>
          <text:p text:style-name="P48">- Hacer seguras las sesiones X. </text:p>
        </text:list-item>
        <text:list-item>
          <text:p text:style-name="P36">. </text:p>
        </text:list-item>
      </text:list>
      <text:p text:style-name="P28">Los pasos que describen el funcionamiento de SSH son los siguientes:</text:p>
      <text:list xml:id="list1059840895" text:style-name="L11">
        <text:list-item>
          <text:p text:style-name="P49">- El cliente abre una conexión TCP en el puerto 22. </text:p>
        </text:list-item>
        <text:list-item>
          <text:p text:style-name="P49">- Cliente y servidor negocian que versión de SSH van a utilizar en función de la configuración. </text:p>
        </text:list-item>
        <text:list-item>
          <text:p text:style-name="P49">- El servidor posee un par de claves pública y privada. Estas claves identifican al servidor frente al usuario, de esta forma se evita que otra máquina pueda suplantar al servidor. </text:p>
        </text:list-item>
        <text:list-item>
          <text:p text:style-name="P49">- El cliente recibe la clave pública y la compara con la que tiene almacenada. La primera vez SSH pide confirmación al usuario para poder aceptarla como válida. Esto implica asumir el riesgo de que alguien, de camino entre el servidor y el cliente, cambie la clave pública por otra suya (este ataque se llama main in the middle) </text:p>
        </text:list-item>
        <text:list-item>
          <text:p text:style-name="P49">- El cliente genera una clave de sesión aleatoria. </text:p>
        </text:list-item>
        <text:list-item>
          <text:p text:style-name="P49">- El cliente crea un mensaje que contiene la clave aleatoria generada y el algoritmo seleccionado, encriptado con la clave pública del servidor y envía este paquete cifrado al servidor </text:p>
        </text:list-item>
        <text:list-item>
          <text:p text:style-name="P37">- En el resto de la comunicación se utilizará el algoritmo de encriptación simétrico seleccionado y la clave compartida. </text:p>
        </text:list-item>
      </text:list>
      <text:p text:style-name="P6"/>
      <text:p text:style-name="P6"/>
      <text:p text:style-name="P6"/>
      <text:h text:style-name="P1" text:outline-level="3"><text:soft-page-break/>El protocolo SSH; su funcionamiento en capas. </text:h>
      <text:p text:style-name="Text_20_body">Considero que lo que me han enviado es suficientemente claro y explicativo, así que cito textualmente de <text:span text:style-name="Strong_20_Emphasis">Guillem Cantallops</text:span>...<text:line-break/><text:line-break/><text:span text:style-name="Emphasis"><text:span text:style-name="Strong_20_Emphasis">El protocolo SSH tiene varias capas</text:span></text:span><text:span text:style-name="Emphasis">. Las más bajas e importantes, que temporalmente se suceden por este orden, son la de transporte y la de autentificación. </text:span></text:p>
      <text:list xml:id="list1372162585" text:style-name="L13">
        <text:list-item>
          <text:p text:style-name="P16"><text:span text:style-name="Emphasis">La de </text:span><text:span text:style-name="Emphasis"><text:span text:style-name="Strong_20_Emphasis">transporte</text:span></text:span><text:span text:style-name="Emphasis"> proporciona una negociación inicial de algoritmos (todavia sin cifrar) y luego un intercambio de claves que acaba con autentificación por parte del servidor y una conexión criptográficamente segura. </text:span></text:p>
        </text:list-item>
        <text:list-item>
          <text:p text:style-name="P9"><text:span text:style-name="Emphasis">La de </text:span><text:span text:style-name="Emphasis"><text:span text:style-name="Strong_20_Emphasis">autentificación</text:span></text:span><text:span text:style-name="Emphasis"> descansa sobre la capa anterior y usa sus servicios para que el cliente se autentifique; aunque hay varios métodos, incluyendo passwords corrientes tunelizados por la conexión ya cifrada mediante algoritmo simétrico, el que nos interesa es el que usa algoritmos de clave pública/privada. Por supuesto, el cliente (cada usuario) tiene un par de claves para autentificarse ante el servidor, y el servidor (cada máquina) tiene un par de claves para autentificarse ante el cliente. </text:span></text:p>
        </text:list-item>
      </text:list>
      <text:p text:style-name="Text_20_body"><text:span text:style-name="Emphasis">Vamos con la capa de transporte. El cliente se conecta al servidor. </text:span></text:p>
      <text:p text:style-name="Text_20_body"><text:span text:style-name="Emphasis">Tras ponerse de acuerdo sobre las versiones y otros detalles similares, tiene lugar un intercambio de claves tipo Diffie-Hellman. Es largo de explicar, pero matemáticamente eso permite que dos partes deriven un secreto compartido comunicándose a través de un canal inseguro sin que un hipotético pinchazo en la conexión permita averiguar ese secreto. En el proceso se usan las claves públicas/privadas, y existe la posibilidad de que se produzca un ataque de tipo man-in-the-middle. </text:span></text:p>
      <text:p text:style-name="Text_20_body"><text:span text:style-name="Emphasis">El secreto compartido que derivan ambas partes, cliente y servidor, es una clave para un algoritmo simétrico (mucho menos costoso que los de asimétricos o de clave pública/privada) que es lo que se usa realmente para cifrar la comunicación en ambos sentidos. En esta etapa además se verifica mediante firmas la identidad del servidor, para asegurar que no lo están suplantando.<text:line-break/><text:line-break/>Después, sobre ese canal seguro y sabiendo que el servidor es realmente el que debe ser, se autentifica el cliente. Si se usan algoritmos de clave pública/privada, se hace de manera similar pero a la inversa: mediante firmas digitales hechas por el cliente con la clave privada del cliente, y verificadas por el servidor con la clave pública del cliente.</text:span></text:p>
      <text:p text:style-name="Text_20_body"><text:span text:style-name="Emphasis">Por esta razón existe el fichero </text:span><text:span text:style-name="Emphasis"><text:span text:style-name="Strong_20_Emphasis">~/.ssh/known_hosts</text:span></text:span><text:span text:style-name="Emphasis">, en la parte cliente. En un ataque man-in-the-middle se coloca alguien enmedio y suplanta el cliente para el servidor y el servidor para el cliente, de manera que cliente y servidor no están mutuamente autentificados pero toda la comunicación pasa por el man-in-the-middle de forma transparente y sí existe una autentificación extremo a extremo. Para evitar el man-in-the-middle en un sentido, para evitar que alguien suplante al servidor, la primera vez que te conectas a una máquina el ssh te muestra un hash de su clave pública y te pregunta si es la adecuada. Se supone que lo verificas, y si la aceptas se guarda su dirección IP y esa clave pública en tu </text:span><text:span text:style-name="Emphasis"><text:span text:style-name="Strong_20_Emphasis">~ /.ssh/known_hosts</text:span></text:span><text:span text:style-name="Emphasis">. Cada vez que te conectas en el futuro a esa máquina se verifica que esos datos coincidan, y si cambian te muestra un mensaje bastante aparente para que sospeches que pasa algo malo; por esta razón existe el fichero </text:span><text:span text:style-name="Emphasis"><text:span text:style-name="Strong_20_Emphasis">~/.ssh/authorized_keys</text:span></text:span><text:span text:style-name="Emphasis">, en la parte del servidor. En él están las claves públicas de los clientes que están autorizados a conectarse a esa cuenta en esa máquina.</text:span></text:p>
      <text:p text:style-name="Text_20_body"><text:span text:style-name="Emphasis">Por lo tanto, si lo que quieres es conectarte a un servidor usando tu clave pública lo que tienes que hacer es generar un par de claves si todavia no lo habias hecho, y añadir tu clave pública al </text:span><text:span text:style-name="Emphasis"><text:span text:style-name="Strong_20_Emphasis">~/.ssh/authorized_keys</text:span></text:span><text:span text:style-name="Emphasis"> de tu cuenta del servidor. La primera vez que te conectes te pedirá que verifiques la clave pública del servidor y si la aceptas automáticamente la guardará en el </text:span><text:span text:style-name="Emphasis"><text:span text:style-name="Strong_20_Emphasis">~/.ssh/known_hosts</text:span></text:span><text:span text:style-name="Emphasis"> de tu cuenta del cliente. Ya está, a no ser que cambie alguna de esas dos claves o la IP del servidor no te preguntará nada más y te conectarás sin password. No es necesario hacer los pasos simétricos para que el servidor pueda tomar la iniciativa de conectarse al cliente, y en general es una muy mala idea hacerlo.</text:span></text:p>
      <text:p text:style-name="P2"/>
      <text:p text:style-name="P2"/>
      <text:p text:style-name="P2"/>
      <text:p text:style-name="P2"/>
      <text:p text:style-name="P2"/>
      <text:h text:style-name="P1" text:outline-level="3"><text:soft-page-break/><text:a xlink:type="simple" xlink:href="http://publib.boulder.ibm.com/tividd/td/TRM/SC23-4822-00/es_ES/HTML/user02.htm#ToC_412" office:name="HDRSSLDESC"/></text:h>
      <text:h text:style-name="P1" text:outline-level="3"><text:a xlink:type="simple" xlink:href="http://publib.boulder.ibm.com/tividd/td/TRM/SC23-4822-00/es_ES/HTML/user02.htm#ToC_412" office:name="HDRSSLDESC">Cómo funciona SSL</text:a></text:h>
      <text:p text:style-name="P7"><text:a xlink:type="simple" xlink:href="http://publib.boulder.ibm.com/tividd/td/TRM/SC23-4822-00/es_ES/HTML/user02.htm#ToC_412" office:name="HDRSSLDESC"/></text:p>
      <text:p text:style-name="Text_20_body"><text:bookmark text:name="IDX1793"/><text:bookmark text:name="IDX1794"/><text:bookmark text:name="IDX1795"/>SSL es un protocolo que proporciona privacidad e integridad entre dos aplicaciones de comunicaciones utilizando HTTP. El <text:span text:style-name="T14">Protocolo de transferencia de hiper&lt;img src="http://publib.boulder.ibm.com/tividd/td/TRM/SC23-4822-00/es_ES/HTML/handshak.gif" alt="Protocolo de enlace SSL con autenticaci&amp;oacute;n de servidor"&gt;texto</text:span> (HTTP) para World Wide Web utiliza SSL para que las comunicaciones sean seguras. </text:p>
      <text:p text:style-name="Text_20_body">Los datos que circulan en un sentido y otro entre el cliente y el servidor se cifra mediante un algoritmo simétrico como DES o RC4. Un algoritmo de clave pública -generalmente RSA- se utiliza para el intercambio de las claves de cifrado y para las firmas digitales. El algoritmo utiliza la clave pública en el certificado digital del servidor. Con el certificado digital del servidor, el cliente también puede verificar la identidad del servidor. Las versiones 1 y 2 del protocolo SSL sólo proporcionan autenticación de servidor. La versión 3 agrega la autenticación del cliente, utilizando los certificados digitales de cliente y de servidor. </text:p>
      <text:h text:style-name="Heading_20_4" text:outline-level="4"><text:bookmark text:name="Header_413"/>Protocolo de enlace de SSL</text:h>
      <text:p text:style-name="Text_20_body"/>
      <text:p text:style-name="Text_20_body"><text:bookmark text:name="IDX1796"/><text:bookmark text:name="IDX1797"/>Una conexión SSL siempre es iniciada por el cliente. Al principio de una sesión SSL, se realiza un protocolo de enlace SSL. Este protocolo de enlace produce los parámetros criptográficos de la sesión. Una visión general simplificada de cómo se procesa el protocolo de enlace SSL se muestra en la <text:a xlink:type="simple" xlink:href="http://publib.boulder.ibm.com/tividd/td/TRM/SC23-4822-00/es_ES/HTML/user277.htm#FIGHANDSHAK">Figura 58</text:a>. En este ejemplo se supone que se está estableciendo la conexión SSL entre un navegador web y un servidor web. </text:p>
      <text:p text:style-name="Text_20_body"><text:span text:style-name="T15"/></text:p>
      <text:p text:style-name="Text_20_body"><text:bookmark text:name="FIGHANDSHAK"/><text:span text:style-name="T15">Figura 58. Protocolo de enlace SSL con autenticación de servidor</text:span><text:line-break/><text:line-break/><text:soft-page-break/><draw:frame draw:style-name="fr1" draw:name="graphics1" text:anchor-type="as-char" svg:width="19.149cm" svg:height="20.823cm" draw:z-index="0"><draw:image xlink:href="http://publib.boulder.ibm.com/tividd/td/TRM/SC23-4822-00/es_ES/HTML/handshak.gif" xlink:type="simple" xlink:show="embed" xlink:actuate="onLoad"/><svg:title>Protocolo de enlace SSL con autenticación de servidor</svg:title></draw:frame></text:p>
      <text:list xml:id="list471014676" text:style-name="L14">
        <text:list-item>
          <text:p text:style-name="P17">El cliente envía el mensaje "hello" que lista las posibilidades criptográficas del cliente (clasificadas por orden de preferencia del cliente), como la versión de SSL, los grupos de programas de cifrado soportados por el cliente y los métodos de compresión de datos soportados por el cliente. El mensaje también contiene un número aleatorio de 28 bytes. </text:p>
        </text:list-item>
        <text:list-item>
          <text:p text:style-name="P10">El servidor responde con el mensaje "hello" del servidor que contiene el método criptográfico (conjunto de programas de cifrado) y el método de compresión de datos seleccionados por el servidor, el ID de sesión y otro número aleatorio. </text:p>
          <text:p text:style-name="P51">Nota:</text:p>
          <text:p text:style-name="P52">El cliente y el servidor deben dar soporte como mínimo a un conjunto de cifrado común; de lo contrario, el protocolo de enlace dará error. Generalmente, el servidor elige el conjunto de programas de cifrado común más potente. </text:p>
        </text:list-item>
        <text:list-item>
          <text:p text:style-name="P10">El servidor envía su certificado digital. (El servidor utiliza certificados digitales X.509 V3 con SSL.) </text:p>
          <text:p text:style-name="P10">Si el servidor utiliza SSL V3 y si la aplicación de servidor (por ejemplo, el servidor web) requiere un <text:soft-page-break/>certificado digital para la autenticación de cliente, el servidor envía el mensaje "digital certificate request". En el mensaje "digital certificate request", el servidor envía una lista de los tipos de certificados digitales soportados y los nombres distinguidos de autoridades de certificación aceptables. </text:p>
        </text:list-item>
        <text:list-item>
          <text:p text:style-name="P17">El servidor envía el mensaje "hello done" de servidor y aguarda una respuesta del cliente. </text:p>
        </text:list-item>
        <text:list-item>
          <text:p text:style-name="P10">Al recibir el mensaje "hello done" del servidor, el cliente (el navegador web) verifica la validez del certificado digital del servidor y comprueba que los parámetros del mensaje "hello" del servidor son aceptables. </text:p>
          <text:p text:style-name="P10">Si el servidor ha solicitado un certificado digital del cliente, el cliente envía un certificado digital o, si no hay ningún certificado digital adecuado disponible, el cliente envía la alerta "no digital certificate". Esta alerta sólo es un aviso, pero la aplicación de servidor puede hacer que la sesión sea anómala si la autenticación del cliente es obligatoria. </text:p>
        </text:list-item>
        <text:list-item>
          <text:p text:style-name="P10"><text:bookmark text:name="IDX1798"/><text:bookmark text:name="IDX1799"/>El cliente envía el mensaje "client key exchange". Este mensaje contiene el <text:span text:style-name="T14">secreto pre-maestro</text:span>, un número aleatorio de 46 bytes utilizado en la generación de las claves de cifrado simétrico y las claves de <text:span text:style-name="T14">código de autenticación de mensajes</text:span> (MAC), cifradas con la clave pública del servidor. </text:p>
          <text:p text:style-name="P10">Si el cliente ha enviado un certificado digital al servidor, el cliente envía un mensaje "digital certificate verify" firmado con la clave privada del cliente. Al verificar la firma de este mensaje, el servidor puede verificar explícitamente la propiedad del certificado digital del cliente. </text:p>
          <text:p text:style-name="P51">Nota:</text:p>
          <text:p text:style-name="P52">No es necesario un proceso adicional para verificar el certificado digital del servidor. Si el servidor no tiene la clave privada que pertenece al certificado digital, no podrá descifrar el secreto pre-maestro y crear las claves correctas para el algoritmo de cifrado simétrico y el protocolo de enlace dará error. </text:p>
        </text:list-item>
        <text:list-item>
          <text:p text:style-name="P17"><text:bookmark text:name="IDX1800"/>El cliente utiliza una serie de operaciones criptográficas para convertir el secreto pre-maestro en un <text:span text:style-name="T14">secreto maestro</text:span>, del que se deriva todo el material de clave necesario para el cifrado y la autenticación de mensajes. A continuación, el cliente envía el mensaje "change cipher spec" para que el servidor conmute al conjunto de programas de cifrado recién negociado. El siguiente mensaje enviado por el cliente (mensaje "finished") es el primer mensaje cifrado con este método y estas claves de cifrado. </text:p>
        </text:list-item>
        <text:list-item>
          <text:p text:style-name="P17">El servidor responde con mensajes propios "change cipher spec" y "finished". </text:p>
        </text:list-item>
        <text:list-item>
          <text:p text:style-name="P10">El protocolo de enlace SSL finaliza y los datos de aplicación cifrados se pueden enviar. </text:p>
        </text:list-item>
      </text:list>
      <text:h text:style-name="Heading_20_4" text:outline-level="4"><text:bookmark text:name="Header_414"/>Certificados digitales y cadenas de confianza con SSL</text:h>
      <text:p text:style-name="Text_20_body"><text:bookmark text:name="IDX1801"/><text:bookmark text:name="IDX1802"/><text:bookmark text:name="IDX1803"/><text:bookmark text:name="IDX1804"/>Secure Sockets Layer V3 puede utilizar certificados digitales de servidor, así como certificados digitales de cliente. Como se ha explicado anteriormente, los certificados digitales de servidor son obligatorios para una sesión SSL, mientras que los certificados digitales de cliente son opcionales, según los requisitos de autenticación de cliente. </text:p>
      <text:p text:style-name="Text_20_body"><text:bookmark text:name="IDX1805"/><text:bookmark text:name="IDX1806"/>La <text:span text:style-name="T14">infraestructura de clave pública</text:span> (PKI) utilizada por SSL permite cualquier número de autoridades de certificación raíz. Una organización o un usuario final debe decidir cuáles son las CA que aceptará como <text:span text:style-name="T14">de confianza</text:span>. Para poder verificar los certificados digitales de servidor, el cliente debe estar en posesión de los certificados digitales de CA raíz utilizados por los servidores. </text:p>
      <text:p text:style-name="Text_20_body">Si una sesión SSL está a punto de establecerse con un servidor que envíe un certificado digital con el certificado digital de CA raíz que no esté definido en el archivo de almacén de confianza del cliente, la sesión SSL no se establecerá. Para evitar esta situación, importe el certificado digital de CA raíz al almacén de claves o al almacén de confianza del cliente. </text:p>
      <text:p text:style-name="Text_20_body"><text:bookmark text:name="IDX1807"/><text:bookmark text:name="IDX1808"/>Si se utiliza la autenticación de cliente, el servidor requiere la posesión de los certificados digitales de CA raíz utilizados por los clientes. Todos los certificados digitales de CA raíz que no forman parte del almacén de claves de servidor predeterminado deben instalarse utilizando el programa de utilidad iKeyman antes de que estas CA emitan cualquier certificado digital de cliente. Para obtener más información sobre iKeyman, consulte el apartado <text:a xlink:type="simple" xlink:href="http://publib.boulder.ibm.com/tividd/td/TRM/SC23-4822-00/es_ES/HTML/user285.htm#HDRX480745">Gestión de certificados digitales con iKeyman</text:a>. </text:p>
      <text:p text:style-name="P2"/>
      <text:p text:style-name="P2"/>
      <text:p text:style-name="P2"/>
      <text:p text:style-name="P2"/>
      <text:p text:style-name="P2"/>
      <text:h text:style-name="P23" text:outline-level="2"><text:soft-page-break/>Introducción a SSL</text:h>
      <text:p text:style-name="P4">SSL (<text:span text:style-name="T15">Secure Socket Layers</text:span>) es un proceso que administra la seguridad de las transacciones que se realizan a través de Internet. El estándar SSL fue desarrollado por <text:span text:style-name="T14">Netscape</text:span>, junto con <text:span text:style-name="T14">Mastercard</text:span>, <text:span text:style-name="T14">Bank of America</text:span>, <text:span text:style-name="T14">MCI</text:span> y <text:span text:style-name="T14">Silicon Graphics</text:span>. Se basa en un proceso de <text:a xlink:type="simple" xlink:href="http://es.kioskea.net/contents/crypto/rsa.php3">cifrado de clave pública</text:a> que garantiza la seguridad de los datos que se envían a través de Internet. Su principio consiste en el establecimiento de un canal de comunicación seguro (cifrado) entre dos equipos (el cliente y el servidor) después de una fase de autenticación. </text:p>
      <text:p text:style-name="P4">El sistema SSL es independiente del <text:a xlink:type="simple" xlink:href="http://es.kioskea.net/contents/internet/protocol.php3">protocolo utilizado</text:a>; esto significa que puede asegurar transacciones realizadas en la Web a través del <text:a xlink:type="simple" xlink:href="http://es.kioskea.net/contents/internet/http.php3">protocolo HTTP</text:a> y también conexiones a través de los protocolos <text:a xlink:type="simple" xlink:href="http://es.kioskea.net/contents/internet/ftp.php3">FTP</text:a>, <text:a xlink:type="simple" xlink:href="http://es.kioskea.net/contents/internet/smtp.php3">POP</text:a> e <text:a xlink:type="simple" xlink:href="http://es.kioskea.net/contents/internet/smtp.php3">IMAP</text:a>. SSL actúa como una capa adicional que permite garantizar la seguridad de los datos y que se ubica entre la capa de la <text:a xlink:type="simple" xlink:href="http://es.kioskea.net/contents/internet/tcpip.php3">aplicación</text:a> y la capa de <text:a xlink:type="simple" xlink:href="http://es.kioskea.net/contents/internet/tcpip.php3">transporte</text:a> ( por ejemplo, el <text:a xlink:type="simple" xlink:href="http://es.kioskea.net/contents/internet/tcp.php3">protocolo TCP</text:a>). </text:p>
      <text:p text:style-name="P4">De esta forma, SSL es transparente para el usuario (es decir, el usuario puede no conocer que está usando SSL). Por ejemplo, un usuario que utiliza un navegador de Internet para conectarse a una página Web de comercio electrónico protegido por SSL enviará datos cifrados sin tener que realizar ninguna operación especial. <text:line-break/>Actualmente, casi todos los navegadores soportan el protocolo SSL. Por ejemplo, <text:span text:style-name="T14">Netscape Navigator</text:span> muestra un candado cerrado para indicar la conexión a un sitio Web con seguridad SSL y un candado abierto en el caso opuesto, en tanto que <text:span text:style-name="T14">Microsoft Internet Explorer</text:span> muestra un candado sólo si establece una conexión con un sitio Web SSL. </text:p>
      <table:table table:name="Table2" table:style-name="Table2">
        <table:table-column table:style-name="Table2.A"/>
        <table:table-column table:style-name="Table2.B"/>
        <table:table-row>
          <table:table-cell table:style-name="Table2.A1" office:value-type="string">
            <text:p text:style-name="Table_20_Heading">En Internet Explorer</text:p>
          </table:table-cell>
          <table:table-cell table:style-name="Table2.A1" office:value-type="string">
            <text:p text:style-name="Table_20_Heading">En Mozilla</text:p>
          </table:table-cell>
        </table:table-row>
        <table:table-row>
          <table:table-cell table:style-name="Table2.A1" office:value-type="string">
            <text:p text:style-name="Table_20_Contents"><draw:frame draw:style-name="fr2" draw:name="graphics2" text:anchor-type="as-char" svg:width="3.757cm" svg:height="1.402cm" draw:z-index="2"><draw:image xlink:href="http://static.commentcamarche.net/es.kioskea.net/pictures/crypto-images-cadenas.gif" xlink:type="simple" xlink:show="embed" xlink:actuate="onLoad"/><svg:title>Una conexión segura SSL en Internet Explorer</svg:title></draw:frame></text:p>
          </table:table-cell>
          <table:table-cell table:style-name="Table2.A1" office:value-type="string">
            <text:p text:style-name="Table_20_Contents"><draw:frame draw:style-name="fr2" draw:name="graphics3" text:anchor-type="as-char" svg:width="3.651cm" svg:height="1.376cm" draw:z-index="3"><draw:image xlink:href="http://static.commentcamarche.net/es.kioskea.net/pictures/crypto-images-cadenas2.gif" xlink:type="simple" xlink:show="embed" xlink:actuate="onLoad"/><svg:title>Una conexión segura SSL en Mozilla</svg:title></draw:frame></text:p>
          </table:table-cell>
        </table:table-row>
      </table:table>
      <text:p text:style-name="P4">Un servidor de Web seguro tiene una dirección <text:a xlink:type="simple" xlink:href="http://es.kioskea.net/contents/internet/url.php3">URL</text:a> que empieza con <text:span text:style-name="T14">https://</text:span>, en el que la "s" obviamente significa <text:span text:style-name="T14">secured, seguro</text:span>. </text:p>
      <text:p text:style-name="P4">A mediados de 2001, la patente SSL ,que hasta ese momento había pertenecido a Netscape, fue adquirida por <text:span text:style-name="T14">IETF</text:span> (<text:span text:style-name="T14">Internet Engineering Task Force</text:span>) y adoptó el nombre de <text:span text:style-name="T15">TLS</text:span> (<text:span text:style-name="T14">Transport Layer Security</text:span>). <text:bookmark text:name="fonctionnement"/></text:p>
      <text:h text:style-name="Heading_20_2" text:outline-level="2">Cómo funciona SSL 2.0</text:h>
      <text:p text:style-name="P4">La seguridad de las transacciones a través de SSL 2.0 se basa en el intercambio de claves entre un <text:a xlink:type="simple" xlink:href="http://es.kioskea.net/contents/initiation/client.php3">cliente</text:a> y un <text:a xlink:type="simple" xlink:href="http://es.kioskea.net/contents/initiation/client.php3">servidor</text:a>. Una transacción segura SSL se realiza de acuerdo al siguiente modelo: </text:p>
      <text:list xml:id="list31377948" text:style-name="L15">
        <text:list-item>
          <text:p text:style-name="P18">Primero, el cliente se conecta al servidor comercial protegido por SSL y pide la autenticación. El cliente también envía la lista de los criptosistemas que soporta, clasificada en orden descendente por la longitud de la clave. </text:p>
        </text:list-item>
        <text:list-item>
          <text:p text:style-name="P11">El servidor que recibe la solicitud envía un <text:a xlink:type="simple" xlink:href="http://es.kioskea.net/contents/crypto/certificat.php3">certificado</text:a> al cliente que contiene la clave pública del servidor firmado por una entidad de certificación (CA), y también el nombre del criptosistema que está más alto en la lista de compatibilidades (la longitud de la clave de cifrado - 40 o 128 bits - será la del criptosistema compartido que tiene el tamaño de clave de mayor longitud). </text:p>
          <text:p text:style-name="P12"><draw:frame draw:style-name="fr2" draw:name="graphics4" text:anchor-type="as-char" svg:width="7.832cm" svg:height="2.17cm" draw:z-index="1"><draw:image xlink:href="http://static.commentcamarche.net/es.kioskea.net/pictures/crypto-images-ssl1.gif" xlink:type="simple" xlink:show="embed" xlink:actuate="onLoad"/><svg:title>Transacción SSL</svg:title></draw:frame> </text:p>
        </text:list-item>
        <text:list-item>
          <text:p text:style-name="P18">El cliente verifica la validez del certificado (y por consiguiente, la autenticidad del vendedor), luego crea una clave secreta al azar (más precisamente un supuesto bloque aleatorio), cifra esta clave con la clave pública del servidor y envía el resultado del servidor (<text:a xlink:type="simple" xlink:href="http://es.kioskea.net/contents/crypto/cledesession.php3">clave de sesión</text:a>). </text:p>
        </text:list-item>
        <text:list-item>
          <text:p text:style-name="P11">El servidor es capaz de descifrar la clave de sesión con su clave privada. De esta manera, hay dos entidades que comparten una clave que sólo ellos conocen. Las transacciones restantes pueden realizarse utilizando la clave de sesión, garantizando la integridad y la confidencialidad de los datos que se intercambian. </text:p>
        </text:list-item>
      </text:list>
      <text:h text:style-name="Heading_20_2" text:outline-level="2"><text:bookmark text:name="ssl3.0"/><text:soft-page-break/>SSL 3.0</text:h>
      <text:p text:style-name="P4">SSL 3.0 se orienta a autentificar el servidor directamente con el cliente y al cliente directamente con el servidor. </text:p>
      <text:p text:style-name="P2"/>
      <text:h text:style-name="P23" text:outline-level="2">El protocolo SSH</text:h>
      <text:p text:style-name="P4">El protocolo <text:span text:style-name="T15">SSH</text:span> (<text:span text:style-name="T14">Secure Shell</text:span>) se desarrolló en 1995 por el finlandés Tatu Ylönen. </text:p>
      <text:p text:style-name="P4">Es un protocolo que hace posible que un cliente (un usuario o incluso un equipo) abra una sesión interactiva en una máquina remota (servidor) para enviar comandos o archivos a través de un canal seguro. </text:p>
      <text:list xml:id="list622783719" text:style-name="L16">
        <text:list-item>
          <text:p text:style-name="P19">Los datos que circulan entre el cliente y el servidor están cifrados y esto garantiza su confidencialidad (nadie más que el servidor y el cliente pueden leer la información que se envía a través de la red). Como resultado, no es posible <text:a xlink:type="simple" xlink:href="http://es.kioskea.net/contents/attaques/sniffers.php3">controlar la red</text:a> con un <text:a xlink:type="simple" xlink:href="http://es.kioskea.net/contents/attaques/sniffers.php3">rastreador</text:a>. </text:p>
        </text:list-item>
        <text:list-item>
          <text:p text:style-name="P13">El cliente y el servidor se autentifican uno a otro para asegurarse que las dos máquinas que se comunican son, de hecho, aquellas que las partes creen que son. El hacker ya no puede adoptar la identidad del cliente o de su servidor (<text:a xlink:type="simple" xlink:href="http://es.kioskea.net/contents/attaques/spoofing.php3">falsificación</text:a>). </text:p>
        </text:list-item>
      </text:list>
      <text:p text:style-name="P4">El objetivo de la <text:span text:style-name="T14">versión 1</text:span> del protocolo (SSH1), propuesta en 1995, ofrecía una alternativa a las sesiones interactivas (shells) tales como <text:span text:style-name="T14">Telnet</text:span>, <text:span text:style-name="T14">rsh</text:span>, <text:span text:style-name="T14">rlogin</text:span> y <text:span text:style-name="T14">rexec</text:span>. Sin embargo, este protocolo tenía un punto débil que permitía a los hackers introducir datos en los flujos cifrados. Por este motivo, en 1997 se propuso la versión 2 del protocolo (SSH2) como un anteproyecto del IETF. Se puede acceder a los documentos que definen este protocolo en <text:a xlink:type="simple" xlink:href="http://www.ietf.org/html.charters/secsh-charter.html" office:target-frame-name="_blank" xlink:show="new">http://www.ietf.org/html.charters/secsh-charter.html</text:a>. </text:p>
      <text:p text:style-name="P4"><text:span text:style-name="T14">Secure Shell Versión 2</text:span> también incluye un protocolo SFTP (<text:span text:style-name="T14">Secure File Transfer Protocol; en castellano, Protocolo Seguro de Transferencia de Archivos</text:span>). </text:p>
      <text:p text:style-name="P4">SSH es un <text:a xlink:type="simple" xlink:href="http://es.kioskea.net/contents/internet/protocol.php3">protocolo</text:a>, es decir, un método estándar que permite a los equipos establecer una conexión segura. Como tal, existe una variedad de <text:a xlink:type="simple" xlink:href="http://es.kioskea.net/contents/internet/protocol.php3">implementaciones</text:a> de clientes y servidores SSH. Algunas requieren el pago de una cuota, en tanto que otras son gratuitas o de <text:span text:style-name="T14">código abierto</text:span>: puede encontrar algunos clientes SSH en la <text:a xlink:type="simple" xlink:href="http://www.commentcamarche.com/download/?cat=36">sección de descargas de commentcamarche</text:a>. <text:bookmark text:name="fonctionnement1"/></text:p>
      <text:h text:style-name="Heading_20_2" text:outline-level="2">Cómo funciona SSH</text:h>
      <text:p text:style-name="P4">Una conexión SSH se establece en varias fases: </text:p>
      <text:list xml:id="list995545199" text:style-name="L17">
        <text:list-item>
          <text:p text:style-name="P20">En primera instancia, se determina la identidad entre el servidor y el cliente para <text:a xlink:type="simple" xlink:href="http://es.kioskea.net/contents/crypto/ssh.php3#canal">establecer un canal seguro</text:a> (capa segura de transporte). </text:p>
        </text:list-item>
        <text:list-item>
          <text:p text:style-name="P14">En segunda instancia, el cliente <text:a xlink:type="simple" xlink:href="http://es.kioskea.net/contents/crypto/ssh.php3#authentification">inicia sesión</text:a> en el servidor. </text:p>
        </text:list-item>
      </text:list>
      <text:h text:style-name="Heading_20_2" text:outline-level="2"><text:bookmark text:name="canal"/>Establecer un canal seguro</text:h>
      <text:p text:style-name="P4">El establecimiento de una capa segura de transporte comienza con la fase de negociación entre el cliente y el servidor para ponerse de acuerdo en los métodos de cifrado que quieren utilizar. El protocolo SSH está diseñado para trabajar con un gran número de algoritmos de cifrado, por esto, tanto el cliente como el servidor deben intercambiar primero los algoritmos que admiten. </text:p>
      <text:p text:style-name="P4">Después, para establecer una conexión segura, el servidor envía al cliente su clave de host. El cliente genera una clave de sesión de 256 bits que cifra con la clave pública del servidor y luego la envía al servidor junto con el algoritmo utilizado. El servidor descifra la clave de sesión con su clave privada y envía al cliente un mensaje de confirmación cifrado con la clave se sesión. Después de esto, las comunicaciones restantes se cifran gracias a un algoritmo de cifrado simétrico, mediante la clave de sesión compartida entre el cliente y el servidor. </text:p>
      <text:p text:style-name="P4">La seguridad de la transacción se basa en la confianza del cliente y el servidor en que las claves host de cada una de las partes son válidas. Así, cuando se conecta por primera vez con el servidor, el cliente muestra generalmente un mensaje en el que le pide que acepte la comunicación (y posiblemente le presenta un hash de la clave host del servidor): </text:p>
      <text:p text:style-name="P53">Host key not found from the list of known hosts. Are you sure you want to continue connecting (yes/no)?</text:p>
      <text:p text:style-name="Text_20_body"><text:soft-page-break/>Para obtener una sesión segura propiamente dicha, es mejor pedirle directamente al administrador del servidor que valide la clave pública presentada. Si el usuario valida la conexión, el cliente guarda la clave host del servidor para evitar tener que repetir esta fase. </text:p>
      <text:p text:style-name="P4">Por el contrario, dependiendo de su configuración, el servidor puede, a veces, verificar que el cliente es quien dice ser. Si el servidor tiene un lista de hosts autorizados para la conexión, cifrará el mensaje utilizando la clave pública del cliente (que se encuentra en la base de datos de claves del host) para verificar si el cliente es capaz de descifrarla con su clave privada (esto se llama <text:span text:style-name="T14">challenge</text:span>. <text:bookmark text:name="authentification"/></text:p>
      <text:h text:style-name="Heading_20_2" text:outline-level="2">Autentificación</text:h>
      <text:p text:style-name="P4">Una vez que se ha establecido la conexión segura entre el cliente y le servidor, el cliente debe conectarse al servidor para obtener un derecho de acceso. Existen diversos métodos: </text:p>
      <text:list xml:id="list2090693812" text:style-name="L18">
        <text:list-item>
          <text:p text:style-name="P21">el método más conocido es la contraseña tradicional. El cliente envía un nombre de acceso y una contraseña al servidor a través de la conexión segura y el servidor verifica que el usuario en cuestión tiene acceso al equipo y que la contraseña suministrada es válida. </text:p>
        </text:list-item>
        <text:list-item>
          <text:p text:style-name="P15">un método menos conocido, pero más flexible, es el uso de claves públicas. Si el cliente elige la clave de autentificación, el servidor creará un <text:span text:style-name="T14">challenge</text:span> y le dará acceso al cliente si éste es capaz de descifrar el challenge con su clave privada.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MIC" svg:font-family="COMIC"/>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0.801cm" fo:margin-right="0.8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9T10:49:40</meta:creation-date>
    <meta:document-statistic meta:table-count="2" meta:image-count="4" meta:object-count="0" meta:page-count="12" meta:paragraph-count="199" meta:word-count="5534" meta:character-count="33902"/>
    <dc:date>2009-08-19T11:05:14</dc:date>
    <meta:editing-duration>PT00H00M24S</meta:editing-duration>
    <meta:editing-cycles>1</meta:editing-cycles>
    <meta:generator>OpenOffice.org/3.1$Unix OpenOffice.org_project/310m11$Build-9399</meta:generator>
  </office:meta>
</office:document-meta>
</file>